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2704" officeooo:paragraph-rsid="00012704"/>
    </style:style>
    <style:style style:name="P2" style:family="paragraph" style:parent-style-name="Standard">
      <style:text-properties officeooo:paragraph-rsid="00012704"/>
    </style:style>
    <style:style style:name="P3" style:family="paragraph" style:parent-style-name="Standard">
      <style:text-properties officeooo:rsid="00031a88" officeooo:paragraph-rsid="00031a88"/>
    </style:style>
    <style:style style:name="P4" style:family="paragraph" style:parent-style-name="Standard">
      <style:text-properties officeooo:rsid="0006e4f6" officeooo:paragraph-rsid="0006e4f6"/>
    </style:style>
    <style:style style:name="T1" style:family="text">
      <style:text-properties officeooo:rsid="00012704"/>
    </style:style>
    <style:style style:name="T2" style:family="text">
      <style:text-properties fo:color="#e9c062" loext:opacity="100%" style:font-name="Droid Sans Mono" fo:font-size="10.5pt" fo:font-weight="normal" fo:background-color="#1e1e1e" loext:char-shading-value="0"/>
    </style:style>
    <style:style style:name="T3" style:family="text">
      <style:text-properties officeooo:rsid="00031a88"/>
    </style:style>
    <style:style style:name="T4" style:family="text">
      <style:text-properties officeooo:rsid="0006e4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Q1)</text:p>
      <text:p text:style-name="Standard"><text:s/>** Controle periodique 1 ** </text:p>
      <text:p text:style-name="Standard"/>
      <text:p text:style-name="Standard">Mon matricule est 2088988</text:p>
      <text:p text:style-name="Standard">A = 0, B = 1, C = 3, D = 6</text:p>
      <text:p text:style-name="Standard">Key = 11</text:p>
      <text:p text:style-name="Standard">Enc. key = 11</text:p>
      <text:p text:style-name="Standard">Dec. key = 15</text:p>
      <text:p text:style-name="Standard">Keyword = 2088988</text:p>
      <text:p text:style-name="Standard">Enc. keyword = 24 22 4 4 5 4 4 </text:p>
      <text:p text:style-name="Standard">Dec. keyword = 2 4 22 22 21 22 22 </text:p>
      <text:p text:style-name="Standard"/>
      <text:p text:style-name="Standard">Mon matricule est 2088988</text:p>
      <text:p text:style-name="Standard">A = 0, B = 1, C = 3, D = 6</text:p>
      <text:p text:style-name="Standard">Key = 11</text:p>
      <text:p text:style-name="Standard">Enc. key = 11</text:p>
      <text:p text:style-name="Standard">Dec. key = 15</text:p>
      <text:p text:style-name="Standard">Keyword = 2088988</text:p>
      <text:p text:style-name="Standard">Enc. keyword = 24 22 4 4 5 4 4 </text:p>
      <text:p text:style-name="Standard">Dec. keyword = 2 4 22 22 21 22 22 </text:p>
      <text:p text:style-name="Standard"/>
      <text:p text:style-name="Standard"/>
      <text:p text:style-name="P1">Q2) Je n’ai pas decomonte les lignes 10 et 11, s’il fallait les decommenter il auarait egalement fallu ajouter un “leave” ou pour etre plus precis, un pop %ebp, en effet, %ebp doit etre pop apres l’avoir push plus haut sur la pile. Un leave l’aurait fait aussi, cependant il aurait aussi servit a reinitialiser %esp a son adresse pointee sur la pile originellement.</text:p>
      <text:p text:style-name="P1"/>
      <text:p text:style-name="P2"><text:span text:style-name="T1">Q3) </text:span><text:span text:style-name="T3">movl 1(%esp), %ch . Je dis a %esp de se deplacer de 1 sur la pile pour aller lire en memoire ladresse du parametre qui vient detre passe, ensuite, le registre %ch ira pointer sur cette adresse.</text:span></text:p>
      <text:p text:style-name="P2"/>
      <text:p text:style-name="P3">Q4) <text:span text:style-name="T4">voir fichier zip</text:span></text:p>
      <text:p text:style-name="P3"/>
      <text:p text:style-name="P4">Q5)</text:p>
      <text:p text:style-name="P2"><text:span text:style-name="T2"/></text:p>
      <text:p text:style-name="P3"><text:span text:style-name="T2"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6T14:28:01.323401818</meta:creation-date>
    <dc:date>2022-03-06T20:37:09.246348346</dc:date>
    <meta:editing-duration>PT10M10S</meta:editing-duration>
    <meta:editing-cycles>1</meta:editing-cycles>
    <meta:document-statistic meta:table-count="0" meta:image-count="0" meta:object-count="0" meta:page-count="1" meta:paragraph-count="22" meta:word-count="213" meta:character-count="951" meta:non-whitespace-character-count="754"/>
    <meta:generator>LibreOffice/7.2.5.2$Linux_X86_64 LibreOffice_project/20$Build-2</meta:generator>
  </office:meta>
</office:document-meta>
</file>